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ize="10pt" fo:font-weight="normal" style:font-size-asian="10pt" style:font-weight-asian="normal" style:font-size-complex="10pt" style:font-weight-complex="normal"/>
    </style:style>
    <style:style style:name="P14"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used to be part of the imperial city guard but have since defected. Together they lead the rebellion that overthrew the tyrannical city government. While traveling through the vast deser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7 missions rebuilding infrastructure and rescuing town members bash and slash focus their efforts on infiltrating and destroying the commando base. During their efforts Bash and Slash find out that the commando group is lead by someone called Dahla.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Dahla face to face in a battle for the "thing".</text:p>
      <text:p text:style-name="P1">Somewhere along the way you realize that you and Dahla have some history together, so it adds more motivation to kill her.</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potion guy needs to make potions (mandatory) <text:s text:c="2"/>-(dabat) <text:s text:c="2"/>(4:00)</text:p>
      <text:p text:style-name="P6"><text:tab/>Main Quest: Find the potion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missing supply caravan <text:s text:c="2"/>(mandatory) <text:span text:style-name="T3">Boss</text:span>: ultra mole</text:p>
      <text:p text:style-name="P6"><text:tab/>Main Quest: track down the missing supply caravan</text:p>
      <text:p text:style-name="P6"><text:tab/>Side Quest: Find 3 stranded villagers <text:span text:style-name="T3">DO</text:span></text:p>
      <text:p text:style-name="P6"/>
      <text:p text:style-name="P3">(Caves)</text:p>
      <text:p text:style-name="P2">6.) <text:s/>Find and repair broken pipe (mandatory) -(super mole,jumper)</text:p>
      <text:p text:style-name="P6"><text:tab/>Main Quest: our pipe is busted! find it and destroy it (fix it) </text:p>
      <text:p text:style-name="P6"><text:tab/>Side Quest: Collect the 2 golden nuggets</text:p>
      <text:p text:style-name="P2">7.) Reactivate water pumps</text:p>
      <text:p text:style-name="P6"><text:s text:c="14"/>Main Quest: Find and activate the 3 water switches</text:p>
      <text:p text:style-name="P6"><text:tab/>Side Quest: </text:p>
      <text:p text:style-name="P2">8.) Do something</text:p>
      <text:p text:style-name="P6"><text:s text:c="14"/>Main Quest: </text:p>
      <text:p text:style-name="P6"><text:tab/>Side Quest: </text:p>
      <text:p text:style-name="P2"><text:soft-page-break/>9.) Investigate source of water disruption (mandatory) <text:s/>-(basic commando)</text:p>
      <text:p text:style-name="P6"><text:s text:c="14"/>Main Quest: Find the source of the water disruption. (commando camp)</text:p>
      <text:p text:style-name="P6"><text:tab/>Side Quest: </text:p>
      <text:p text:style-name="P2">10.) Trace the commandos back to the surface (mandatory) <text:s/><text:span text:style-name="T3">Boss: </text:span>ultra spitter</text:p>
      <text:p text:style-name="P6"><text:s text:c="14"/>Main Quest: follow the man made structures back to the surface to find out where the commandos came from</text:p>
      <text:p text:style-name="P6"><text:tab/>Side Quest: </text:p>
      <text:p text:style-name="P6"/>
      <text:p text:style-name="P3">(Base)</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Dahla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Level Goals:</text:p>
      <text:p text:style-name="P7">reach a destination</text:p>
      <text:p text:style-name="P7">defeat a specific monster</text:p>
      <text:p text:style-name="P5"><text:soft-page-break/><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text:p>
      <text:p text:style-name="P5"/>
      <text:p text:style-name="P5"><text:s text:c="4"/><text:span text:style-name="T3">Brice</text:span>: </text:p>
      <text:p text:style-name="P5"><text:s text:c="13"/>Dialogue: "Welcome to Titanis! I sell weapons and armor. Click on my workbench to see what <text:s/><text:tab/> <text:s text:c="19"/>I have for sale."</text:p>
      <text:p text:style-name="P5"><text:s text:c="13"/>Menu: Available</text:p>
      <text:p text:style-name="P5"/>
      <text:p text:style-name="P5"><text:s text:c="4"/><text:span text:style-name="T3">Dr. Tam: </text:span></text:p>
      <text:p text:style-name="P5"><text:s text:c="12"/>Dialogue: "Thank you for answering our distress signal! Welcome to Titanis,I am the doctor in <text:s text:c="2"/><text:tab/><text:tab/> <text:s text:c="5"/>this town. I can make you potions but my equipment was damaged in the attack."</text:p>
      <text:p text:style-name="P5"><text:s text:c="12"/>Menu: Hidden</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I will be able to communicate with you while </text:p>
      <text:p text:style-name="P5"><text:s text:c="30"/>you are out on missions. Dr. Tam is in desperate need of a new power source for his </text:p>
      <text:p text:style-name="P5"><text:s text:c="30"/>potion making equipment, he says he lost his during the attack. Find one for him and <text:s/><text:tab/><text:tab/> <text:s text:c="6"/>I'm sure he will make you some potions cheap."</text:p>
      <text:p text:style-name="P5"/>
      <text:p text:style-name="P5"><text:s text:c="4"/><text:span text:style-name="T3">Brice</text:span>: </text:p>
      <text:p text:style-name="P5"><text:s text:c="12"/>Dialogue: "Click on my workbench to see what weapons and armor I have for sale"</text:p>
      <text:p text:style-name="P5"/>
      <text:p text:style-name="P5"><text:s text:c="4"/><text:span text:style-name="T3">Dr. Tam</text:span>: </text:p>
      <text:p text:style-name="P5"><text:s text:c="12"/>Dialogue: "With that antenna fixed we will be able to broadcast a stronger distress signal and </text:p>
      <text:p text:style-name="P5"><text:s text:c="31"/>hopefully get some additional help. I really need that power source for my potion </text:p>
      <text:p text:style-name="P5"><text:s text:c="31"/>equipment, take a look for it out in the desert."</text:p>
      <text:p text:style-name="P5"><text:soft-page-break/><text:s text:c="12"/>Menu: Hidden</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energy source you found Dr. Tam can finally make potions again. Visit <text:s text:c="3"/><text:tab/> <text:s text:c="2"/><text:tab/> <text:s text:c="18"/>him to see what he has for sale and buy some potions.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Click on my workbench to see what weapons and armor I have for sale"</text:p>
      <text:p text:style-name="P5"/>
      <text:p text:style-name="P5"><text:s text:c="4"/><text:span text:style-name="T3">Dr. Tam: </text:span></text:p>
      <text:p text:style-name="P5"><text:s text:c="12"/>Dialogue: "This power source is a bit beat up but it's still functional. I just used it to create a <text:tab/> <text:s/><text:tab/> <text:s text:c="19"/>batch of potions. Click on my workbench to see what I have for sale!"</text:p>
      <text:p text:style-name="P5"><text:s text:c="12"/>Menu: Available</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Click on my workbench to see what weapons and armor I have for sale"</text:p>
      <text:p text:style-name="P5"/>
      <text:p text:style-name="P5"><text:s text:c="4"/><text:span text:style-name="T3">Dr. Tam: </text:span></text:p>
      <text:p text:style-name="P5"><text:s text:c="12"/>Dialogue: "This power source is a bit beat up but it's still functional. I just used it to create a <text:tab/> <text:s/><text:tab/> <text:s text:c="19"/>batch of potions. Click on my workbench to see what I have for sale!"</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3-11-07T09:27:33.41</dc:date>
    <meta:editing-duration>P4DT14H3M58S</meta:editing-duration>
    <meta:editing-cycles>58</meta:editing-cycles>
    <meta:generator>OpenOffice.org/3.4.1$Win32 OpenOffice.org_project/341m1$Build-9593</meta:generator>
    <meta:document-statistic meta:table-count="0" meta:image-count="0" meta:object-count="0" meta:page-count="4" meta:paragraph-count="132" meta:word-count="1238" meta:character-count="8002"/>
  </office:meta>
</office:document-meta>
</file>